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625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3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625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3.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187ac3" style:font-size-asian="14pt" style:font-size-complex="14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199e21" officeooo:paragraph-rsid="00199e21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187ac3" officeooo:paragraph-rsid="00187ac3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7911" officeooo:paragraph-rsid="001b7911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2pt" officeooo:rsid="00187ac3" officeooo:paragraph-rsid="00187ac3" style:font-size-asian="12pt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2pt" officeooo:rsid="001b7911" officeooo:paragraph-rsid="001b7911" style:font-size-asian="12pt" style:font-size-complex="12pt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187ac3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officeooo:rsid="001b7911" officeooo:paragraph-rsid="001b7911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officeooo:rsid="001b7911" officeooo:paragraph-rsid="001b7911"/>
    </style:style>
    <style:style style:name="T1" style:family="text">
      <style:text-properties officeooo:rsid="00089311"/>
    </style:style>
    <style:style style:name="T2" style:family="text">
      <style:text-properties style:text-position="sub 58%" officeooo:rsid="00187ac3"/>
    </style:style>
    <style:style style:name="T3" style:family="text">
      <style:text-properties style:text-position="sub 58%" officeooo:rsid="001b7911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87ac3" style:font-size-asian="14pt" style:font-size-complex="14pt"/>
    </style:style>
    <style:style style:name="T6" style:family="text">
      <style:text-properties officeooo:rsid="00199e21"/>
    </style:style>
    <style:style style:name="T7" style:family="text">
      <style:text-properties officeooo:rsid="001b79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, молоді та спорту України </text:p>
      <text:p text:style-name="P1">Національний технічний університет України </text:p>
      <text:p text:style-name="P1">«Київський політехнічний інститут» </text:p>
      <text:p text:style-name="P1">Факультет інформатики та обчислювальної техніки </text:p>
      <text:p text:style-name="P1">Кафедра обчислювальної техніки </text:p>
      <text:p text:style-name="P1"/>
      <text:p text:style-name="P1">Лабораторна робота №<text:span text:style-name="T7">3</text:span></text:p>
      <text:p text:style-name="P1"><text:span text:style-name="T1">З д</text:span>исциплін<text:span text:style-name="T1">и</text:span> «Oб’єктно-орієнтоване програмування» </text:p>
      <text:p text:style-name="P1">Тема: «Рядки в мові програмування Java» </text:p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Виконав: <text:s/></text:p>
      <text:p text:style-name="P2"><text:tab/><text:tab/><text:tab/><text:tab/><text:tab/><text:tab/><text:tab/> <text:s text:c="7"/>студент групи ІВ-71 </text:p>
      <text:p text:style-name="P2"><text:s text:c="64"/>Мазан Я. В.</text:p>
      <text:p text:style-name="P2"><text:tab/><text:tab/><text:tab/><text:tab/><text:tab/><text:tab/><text:tab/><text:tab/> <text:s text:c="4"/><text:span text:style-name="T6">Номер залікової книжки:</text:span></text:p>
      <text:p text:style-name="P3"><text:tab/><text:tab/><text:tab/><text:tab/><text:tab/>7109</text:p>
      <text:p text:style-name="P1"><text:tab/><text:tab/><text:tab/><text:tab/><text:tab/> <text:s text:c="10"/>Перевірив:</text:p>
      <text:p text:style-name="P1"><text:tab/><text:tab/><text:tab/><text:tab/><text:tab/><text:tab/><text:tab/> <text:s/>Подрубайло О. О.</text:p>
      <text:p text:style-name="P1"/>
      <text:p text:style-name="P1">Київ 201<text:span text:style-name="T1">8</text:span></text:p>
      <text:p text:style-name="P4"><text:soft-page-break/>1. Варіант завдання.</text:p>
      <text:p text:style-name="P4">Номер залікової книжки — 7109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С<text:span text:style-name="T3">3</text:span></text:p>
          </table:table-cell>
          <table:table-cell table:style-name="Table1.B1" office:value-type="string">
            <text:p text:style-name="P12">Тип текстових змінних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13"><text:span text:style-name="T5">S</text:span><text:span text:style-name="T4">tring</text:span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С<text:span text:style-name="T3">1</text:span><text:span text:style-name="T2">7</text:span></text:p>
          </table:table-cell>
          <table:table-cell table:style-name="Table3.B1" office:value-type="string">
            <text:p text:style-name="P12">Дія з рядком</text:p>
          </table:table-cell>
        </table:table-row>
        <table:table-row>
          <table:table-cell table:style-name="Table3.A2" office:value-type="string">
            <text:p text:style-name="P12">3</text:p>
          </table:table-cell>
          <table:table-cell table:style-name="Table3.B2" office:value-type="string">
            <text:p text:style-name="P12">В усіх питальних реченнях заданого тексту знайти та надрукувати без повторень слова заданої довжини.</text:p>
          </table:table-cell>
        </table:table-row>
      </table:table>
      <text:p text:style-name="P4"/>
      <text:p text:style-name="P5">2. Код програми</text:p>
      <text:p text:style-name="P9">import java.util.Arrays;</text:p>
      <text:p text:style-name="P9">import java.util.Scanner;</text:p>
      <text:p text:style-name="P9">public class Main {</text:p>
      <text:p text:style-name="P9"/>
      <text:p text:style-name="P9"><text:s text:c="4"/>public static void main(String[] args) {</text:p>
      <text:p text:style-name="P9"><text:s text:c="8"/>String Base_Text = "- В мене до вас питання. Скільки людей переглядають телебачення щодня і щодня?\n - Ну, насправді, це залежить від країни:" +</text:p>
      <text:p text:style-name="P9"><text:s text:c="16"/>"Якщо в нас його переглядає майже виключно старше покоління, то на Заході/в Японії та інших розвинених країнах його переглядає" +</text:p>
      <text:p text:style-name="P9"><text:s text:c="16"/>" значно більша кількість людей.\n - Це тому що в Японії є аніме? - Я не можу відповісти на це запитання, але на Заході телебачення" +</text:p>
      <text:p text:style-name="P9"><text:s text:c="16"/>" однозначно цікавіше за те, яке в Україні.";</text:p>
      <text:p text:style-name="P9"><text:s text:c="8"/>int Word_Length = 0;</text:p>
      <text:p text:style-name="P9"><text:s text:c="8"/>int Start_Symb = 0, i, k = 0;</text:p>
      <text:p text:style-name="P9"/>
      <text:p text:style-name="P9"><text:s text:c="8"/>//Введення даних</text:p>
      <text:p text:style-name="P9"><text:s text:c="8"/>Scanner scanner = new Scanner(System.in);</text:p>
      <text:p text:style-name="P9"><text:s text:c="8"/>System.out.print("Введіть довжину слів, які треба вивести із питальних речень: ");</text:p>
      <text:p text:style-name="P9"><text:s text:c="8"/>try {</text:p>
      <text:p text:style-name="P9"><text:s text:c="12"/>Word_Length = scanner.nextInt();</text:p>
      <text:p text:style-name="P9"><text:s text:c="8"/>} catch (Exception exception) {</text:p>
      <text:p text:style-name="P9"><text:s text:c="12"/>System.out.println("Виникла помилка: " + exception);</text:p>
      <text:p text:style-name="P9"><text:s text:c="8"/>}</text:p>
      <text:p text:style-name="P9"><text:soft-page-break/><text:s text:c="8"/>//Масив із питальних речень</text:p>
      <text:p text:style-name="P9"><text:s text:c="8"/>String[] Words = Base_Text.split(" ");</text:p>
      <text:p text:style-name="P9"><text:s text:c="8"/>String[] Sentences = new String[Words.length];</text:p>
      <text:p text:style-name="P9"><text:s text:c="8"/>String[] Words_To_Print = new String[Words.length];</text:p>
      <text:p text:style-name="P9"/>
      <text:p text:style-name="P9"><text:s text:c="8"/>for (i = 0; i &lt; Base_Text.length(); i++) {</text:p>
      <text:p text:style-name="P9"><text:s text:c="12"/>if (Base_Text.charAt(i) == '.' || Base_Text.charAt(i) == '!' || Base_Text.charAt(i) == '?') {</text:p>
      <text:p text:style-name="P9"><text:s text:c="16"/>if (Base_Text.charAt(i) == '?') {</text:p>
      <text:p text:style-name="P9"><text:s text:c="20"/>Sentences[k] = Base_Text.substring(Start_Symb, i + 1);</text:p>
      <text:p text:style-name="P9"><text:s text:c="20"/>k++;</text:p>
      <text:p text:style-name="P9"><text:s text:c="16"/>}</text:p>
      <text:p text:style-name="P9"><text:s text:c="16"/>Start_Symb = i + 1;</text:p>
      <text:p text:style-name="P9"><text:s text:c="12"/>}</text:p>
      <text:p text:style-name="P9"><text:s text:c="8"/>}</text:p>
      <text:p text:style-name="P9"><text:s text:c="8"/>//Масив зі слів, які потрібно отримати</text:p>
      <text:p text:style-name="P9"><text:s text:c="8"/>for (i = 0; i &lt; Words.length; i++) {</text:p>
      <text:p text:style-name="P9"><text:s text:c="12"/>if (Words[i].replaceAll("\\.|:|;|,|!|\\?", "").length() == Word_Length) {</text:p>
      <text:p text:style-name="P9"><text:s text:c="16"/>for (k = 0; k &lt; Sentences.length; k++) {</text:p>
      <text:p text:style-name="P9"><text:s text:c="20"/>if (Sentences[k] == null) {</text:p>
      <text:p text:style-name="P9"><text:s text:c="24"/>continue;</text:p>
      <text:p text:style-name="P9"><text:s text:c="20"/>}</text:p>
      <text:p text:style-name="P9"><text:s text:c="20"/>if (Sentences[k].contains(Words[i].replaceAll("\\.|:|;|,|!|\\?", ""))</text:p>
      <text:p text:style-name="P9"><text:s text:c="28"/>&amp;&amp; !Arrays.asList(Words_To_Print).contains(Words[i].replaceAll("\\.|:|;|,|!|\\?", ""))) {</text:p>
      <text:p text:style-name="P9"><text:s text:c="24"/>Words_To_Print[i] = Words[i].replaceAll("\\.|:|;|,|!|\\?", "");</text:p>
      <text:p text:style-name="P9"><text:s text:c="20"/>}</text:p>
      <text:p text:style-name="P9"><text:s text:c="16"/>}</text:p>
      <text:p text:style-name="P9"><text:s text:c="12"/>}</text:p>
      <text:p text:style-name="P9"><text:s text:c="8"/>}</text:p>
      <text:p text:style-name="P9"><text:s text:c="8"/>//Виведення слів</text:p>
      <text:p text:style-name="P9"><text:s text:c="8"/>for (i = 0; i &lt; Words.length; i++) {</text:p>
      <text:p text:style-name="P9"><text:s text:c="12"/>if (Words_To_Print[i] != null) {</text:p>
      <text:p text:style-name="P9"><text:s text:c="16"/>System.out.println(Words_To_Print[i]);</text:p>
      <text:p text:style-name="P9"><text:s text:c="12"/>}</text:p>
      <text:p text:style-name="P9"><text:s text:c="8"/>}</text:p>
      <text:p text:style-name="P9"><text:soft-page-break/><text:s text:c="4"/>}</text:p>
      <text:p text:style-name="P9">}</text:p>
      <text:p text:style-name="P9"/>
      <text:p text:style-name="P10">3. Висновок</text:p>
      <text:p text:style-name="P10">Під час виконання цієї лабораторної роботи в мене спочатку виникла проблема із вибором алгоритму для отримання масиву з речень. Спочатку я планував використовувати звичайний метод split для типу String, але так, як моє завдання постановляє виконати роботу саме з питальними речнннями, то в мене виникла проблема вибору правильного методу для цієї операції, тому що цей метод не дозволяє залишати знаки “поділу” на речення всередині елементів масиву, а вилучає їх. Тому довелось використовувати елементарне процедурне програмуван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1:00:10.746061116</meta:creation-date>
    <dc:date>2018-03-14T09:18:41.890916460</dc:date>
    <meta:editing-duration>PT21M36S</meta:editing-duration>
    <meta:editing-cycles>4</meta:editing-cycles>
    <meta:generator>LibreOffice/5.4.5.1$Linux_X86_64 LibreOffice_project/40m0$Build-1</meta:generator>
    <meta:document-statistic meta:table-count="2" meta:image-count="0" meta:object-count="0" meta:page-count="4" meta:paragraph-count="82" meta:word-count="436" meta:character-count="3771" meta:non-whitespace-character-count="2666"/>
  </office:meta>
</office:document-meta>
</file>